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i>R</mi>
              <mo stretchy="false">⊕</mo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  <mtr>
        <mtd>
          <mrow/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A</mi>
                        <mo>¯</mo>
                      </mover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n>1</mn>
                <mo stretchy="false">⋅</mo>
                <mrow>
                  <mo fence="true" form="prefix" stretchy="false">(</mo>
                  <mrow>
                    <mrow>
                      <mover accent="true">
                        <mi>A</mi>
                        <mo>¯</mo>
                      </mover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/>
        </mtd>
      </mtr>
    </mtable>
    <annotation encoding="StarMath 5.0">S=overline {R} cdot overline {A} cdot B + overline {R} cdot A cdot overline {B} + R cdot overline {A} cdot overline {B} + R cdot A cdot B newline
S=overline{R} cdot (overline{A} cdot B+A cdot overline{B})+R cdot (overline{A} cdot overline{B}+A cdot B) newline  
S=overline{R} cdot ({A}oplus{B})+R cdot (overline{{A}oplus{B}}) newline 
S={R}oplus{({A}oplus{B})} newline 
S={({A}oplus{B})}oplus{R} newline newline
RS=overline {R} cdot overline {A} cdot B + R cdot overline {A} cdot overline {B} + R cdot overline {A} cdot B  + R cdot A cdot B newline
RS=overline {R} cdot overline {A} cdot B + R cdot overline {A} cdot B + R cdot overline {A} cdot overline {B}  + R cdot A cdot B newline
RS=(overline {R} + R ) cdot (overline {A} cdot B) + R cdot (overline {A} cdot overline {B}  + A cdot B) newline
RS=1 cdot (overline {A} cdot B) + R cdot ({A}oplus{B}) newline
RS=(overline {A} cdot B) + R cdot ({A}oplus{B}) newline newline

S={({A}oplus{B})}oplus{R} newline
RS=(overline {A} cdot B) + R cdot ({A}oplus{B}) newline 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4-23T18:23:15.605947093</dc:date>
    <meta:editing-duration>PT15M25S</meta:editing-duration>
    <meta:editing-cycles>7</meta:editing-cycles>
    <meta:generator>LibreOffice/7.6.4.1$Linux_X86_64 LibreOffice_project/60$Build-1</meta:generator>
  </office:meta>
</office:document-meta>
</file>